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35.93mm"/>
    </style:style>
    <style:style style:name="ro1" style:family="table-row">
      <style:table-row-properties style:row-height="16.23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3" style:family="table-cell" style:parent-style-name="Default">
      <style:table-cell-properties fo:wrap-option="wrap" fo:border="0.06pt solid #000000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 style:data-style-name="N36">
      <style:table-cell-properties fo:wrap-option="wrap" fo:border="0.06pt solid #000000"/>
    </style:style>
    <style:style style:name="ce16" style:family="table-cell" style:parent-style-name="Default">
      <style:table-cell-properties fo:wrap-option="wrap" fo:border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2"/>
        <table:table-column table:style-name="co2" table:default-cell-style-name="ce12"/>
        <table:table-column table:style-name="co1" table:number-columns-repeated="2" table:default-cell-style-name="ce14"/>
        <table:table-column table:style-name="co3" table:default-cell-style-name="ce14"/>
        <table:table-column table:style-name="co1" table:number-columns-repeated="1019" table:default-cell-style-name="ce14"/>
        <table:table-row table:style-name="ro1">
          <table:table-cell table:style-name="ce9" office:value-type="string" calcext:value-type="string">
            <text:p>FRP société</text:p>
          </table:table-cell>
          <table:table-cell table:style-name="ce9" office:value-type="string" calcext:value-type="string">
            <text:p>FRP opposant</text:p>
          </table:table-cell>
          <table:table-cell table:style-name="ce9" office:value-type="string" calcext:value-type="string">
            <text:p>Montant</text:p>
          </table:table-cell>
          <table:table-cell table:style-name="ce9" office:value-type="string" calcext:value-type="string">
            <text:p>Date d’effet = date réception SATD</text:p>
          </table:table-cell>
          <table:table-cell table:style-name="ce9" office:value-type="string" calcext:value-type="string">
            <text:p>Réf jugement validité = réf SATD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0" office:value-type="float" office:value="617382" calcext:value-type="float">
            <text:p>617382</text:p>
          </table:table-cell>
          <table:table-cell table:style-name="ce11" office:value-type="float" office:value="203268" calcext:value-type="float">
            <text:p>203268</text:p>
          </table:table-cell>
          <table:table-cell table:style-name="ce13" office:value-type="float" office:value="143" calcext:value-type="float">
            <text:p>143</text:p>
          </table:table-cell>
          <table:table-cell table:style-name="ce15" office:value-type="date" office:date-value="2022-12-19" calcext:value-type="date">
            <text:p>19/12/2022</text:p>
          </table:table-cell>
          <table:table-cell table:style-name="ce13" office:value-type="string" calcext:value-type="string">
            <text:p>SATD4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0" office:value-type="float" office:value="617381" calcext:value-type="float">
            <text:p>617381</text:p>
          </table:table-cell>
          <table:table-cell table:style-name="ce11" office:value-type="float" office:value="203268" calcext:value-type="float">
            <text:p>203268</text:p>
          </table:table-cell>
          <table:table-cell table:style-name="ce13" office:value-type="float" office:value="34" calcext:value-type="float">
            <text:p>34</text:p>
          </table:table-cell>
          <table:table-cell table:style-name="ce15" office:value-type="date" office:date-value="2022-12-20" calcext:value-type="date">
            <text:p>20/12/2022</text:p>
          </table:table-cell>
          <table:table-cell table:style-name="ce13" office:value-type="string" calcext:value-type="string">
            <text:p>SATD5</text:p>
          </table:table-cell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10" office:value-type="float" office:value="617383" calcext:value-type="float">
            <text:p>617383</text:p>
          </table:table-cell>
          <table:table-cell table:style-name="ce11" office:value-type="float" office:value="203268" calcext:value-type="float">
            <text:p>203268</text:p>
          </table:table-cell>
          <table:table-cell table:style-name="ce13" office:value-type="float" office:value="340" calcext:value-type="float">
            <text:p>340</text:p>
          </table:table-cell>
          <table:table-cell table:style-name="ce15" office:value-type="date" office:date-value="2022-12-15" calcext:value-type="date">
            <text:p>15/12/2022</text:p>
          </table:table-cell>
          <table:table-cell table:style-name="ce13" office:value-type="string" calcext:value-type="string">
            <text:p>SATD6</text:p>
          </table:table-cell>
          <table:table-cell table:style-name="ce16" table:number-columns-repeated="3"/>
          <table:table-cell table:number-columns-repeated="1016"/>
        </table:table-row>
        <table:table-row table:style-name="ro3" table:number-rows-repeated="3">
          <table:table-cell table:style-name="ce10"/>
          <table:table-cell table:style-name="ce11"/>
          <table:table-cell table:style-name="ce13"/>
          <table:table-cell table:style-name="ce15"/>
          <table:table-cell table:style-name="ce13"/>
          <table:table-cell table:style-name="ce16" table:number-columns-repeated="3"/>
          <table:table-cell table:number-columns-repeated="1016"/>
        </table:table-row>
        <table:table-row table:style-name="ro3" table:number-rows-repeated="17">
          <table:table-cell table:style-name="ce11" table:number-columns-repeated="2"/>
          <table:table-cell table:style-name="ce13" table:number-columns-repeated="3"/>
          <table:table-cell table:style-name="ce16" table:number-columns-repeated="3"/>
          <table:table-cell table:number-columns-repeated="1016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2">00/00/0000</text:date>, <text:time style:data-style-name="N2" text:time-value="11:46:59.1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therine DEPASSE</meta:initial-creator>
    <meta:creation-date>2022-12-15T14:21:56.613000000</meta:creation-date>
    <dc:date>2023-02-22T11:48:04.008000000</dc:date>
    <meta:editing-duration>PT1H57M12S</meta:editing-duration>
    <meta:editing-cycles>13</meta:editing-cycles>
    <meta:generator>LibreOffice/6.2.7.1.lin1$Windows_X86_64 LibreOffice_project/ac167a92e33a5447f0bf604564addc465dbb4b35</meta:generator>
    <meta:document-statistic meta:table-count="1" meta:cell-count="20" meta:object-count="0"/>
  </office:meta>
</office:document-meta>
</file>